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ubViewMetaData.getSerialversion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MetaData.setProperties(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MetaData.setEncrypt( boolean encry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MetaData.isEncry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MetaData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